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c442" officeooo:paragraph-rsid="0004c442"/>
    </style:style>
    <style:style style:name="P2" style:family="paragraph" style:parent-style-name="Standard">
      <style:text-properties officeooo:rsid="0004d1c3" officeooo:paragraph-rsid="0004d1c3"/>
    </style:style>
    <style:style style:name="P3" style:family="paragraph" style:parent-style-name="Standard">
      <style:text-properties officeooo:rsid="00060f95" officeooo:paragraph-rsid="00060f95"/>
    </style:style>
    <style:style style:name="T1" style:family="text">
      <style:text-properties officeooo:rsid="00060f95"/>
    </style:style>
    <style:style style:name="T2" style:family="text">
      <style:text-properties fo:language="de" fo:country="DE" officeooo:rsid="00060f95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60f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ww.codepen.io</text:p>
      <text:p text:style-name="P1"/>
      <text:p text:style-name="P2">1.<text:span text:style-name="T4">страница прокручивается </text:span></text:p>
      <text:p text:style-name="P3"><text:span text:style-name="T3">2.телефон накрывает нижняя секция</text:span></text:p>
      <text:p text:style-name="P3"><text:span text:style-name="T3">3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6-07T13:41:09.386000000</dc:date>
    <meta:editing-duration>PT4M33S</meta:editing-duration>
    <meta:editing-cycles>3</meta:editing-cycles>
    <meta:document-statistic meta:table-count="0" meta:image-count="0" meta:object-count="0" meta:page-count="1" meta:paragraph-count="4" meta:word-count="8" meta:character-count="75" meta:non-whitespace-character-count="70"/>
  </office:meta>
</office:document-meta>
</file>